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text-line-through-style="solid" style:text-line-through-type="single"/>
    </style:style>
    <style:style style:name="P2" style:family="paragraph" style:parent-style-name="Text_20_body">
      <style:text-properties officeooo:rsid="00196115" officeooo:paragraph-rsid="00196115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bold" style:text-blinking="false" fo:background-color="transparent" style:font-size-asian="13pt" style:font-size-complex="13p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ff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</style:style>
    <style:style style:name="P9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size="15pt" style:text-underline-style="solid" style:text-underline-width="auto" style:text-underline-color="font-color" style:font-size-asian="15pt" style:font-size-complex="15pt"/>
    </style:style>
    <style:style style:name="T1" style:family="text">
      <style:text-properties officeooo:rsid="0011546c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tyle="normal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tyle="italic" fo:font-weight="bold" officeooo:rsid="0011546c" style:text-blinking="false" fo:background-color="transparent" loext:char-shading-value="0" style:font-style-asian="italic" style:font-style-complex="italic"/>
    </style:style>
    <style:style style:name="T4" style:family="text">
      <style:text-properties officeooo:rsid="00134029"/>
    </style:style>
    <style:style style:name="T5" style:family="text">
      <style:text-properties officeooo:rsid="001b42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docs-internal-guid-54bf0bba-7fff-559f-7d51-5d497d126ab0"/><text:span text:style-name="T2">Project Owner: </text:span><text:span text:style-name="T3">Esther ng’ang’a</text:span></text:p>
      <text:p text:style-name="P5">Project Name: <text:span text:style-name="T5">Rental Management Application</text:span></text:p>
      <text:p text:style-name="P1"/>
      <text:p text:style-name="P3">Problem Statement</text:p>
      <text:p text:style-name="Text_20_body"/>
      <text:p text:style-name="P8">Due to the pandemic, a lot of people have been <text:span text:style-name="T1">struggling how to rent houses of different kind.</text:span> However, it has been noticed that most people <text:span text:style-name="T1">are having a hard time </text:span><text:span text:style-name="T4">in searching houses to live in. To</text:span> make sure that these customers <text:span text:style-name="T4">are having an easy time in renting their houses easily and looking for the most appropriate ones </text:span>,they are planning to launch a subscription. Create an experience in a<text:span text:style-name="T4">n online renting application</text:span> to help users <text:span text:style-name="T4">to have an easy time in searching for vacant houses.</text:span></text:p>
      <text:p text:style-name="Text_20_body"/>
      <text:p text:style-name="P3">Solution</text:p>
      <text:p text:style-name="Text_20_body"/>
      <text:p text:style-name="P4">Create an online application/platform that allows users to <text:span text:style-name="T4">have an easy time in searching for rental houses without time wastage and according to the peoples preferences and choice.</text:span></text:p>
      <text:p text:style-name="Text_20_body"/>
      <text:p text:style-name="P3">MVP</text:p>
      <text:p text:style-name="Text_20_body"/>
      <text:p text:style-name="P4">Landing page</text:p>
      <text:p text:style-name="P4">Order Page</text:p>
      <text:p text:style-name="P4">Contact form</text:p>
      <text:p text:style-name="Text_20_body"/>
      <text:p text:style-name="P3">API</text:p>
      <text:p text:style-name="P2">json server</text:p>
      <text:p text:style-name="P6">Github link</text:p>
      <text:p text:style-name="Text_20_body"/>
      <text:p text:style-name="P7">https://github.com/EstherWangui/Online-Renting-app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9T14:58:41.963237349</meta:creation-date>
    <dc:date>2022-08-30T08:54:06.896452382</dc:date>
    <meta:editing-duration>PT35M3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141" meta:character-count="885" meta:non-whitespace-character-count="757"/>
  </office:meta>
</office:document-meta>
</file>